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R_5f_Headline">Headline</text:p>
      <text:p text:style-name="CR_5f_ID">ID: nnn</text:p>
      <text:p text:style-name="CR_5f_SubmitDate">submitDate</text:p>
      <text:p text:style-name="CR_5f_Submitter">submitter</text:p>
      <text:p text:style-name="CR_5f_Status">Open</text:p>
      <text:p text:style-name="CR_5f_Description">text...</text:p>
      <text:p text:style-name="CR_5f_Addition">Addition</text:p>
      <text:p text:style-name="CR_5f_Description"/>
      <text:p text:style-name="CR_5f_Resolution">Resolutio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CR_5f_ID" style:display-name="CR_ID" style:family="paragraph" style:parent-style-name="Text_20_body" style:next-style-name="CR_5f_SubmitDate" style:class="text">
      <style:text-properties fo:font-weight="bold"/>
    </style:style>
    <style:style style:name="CR_5f_SubmitDate" style:display-name="CR_SubmitDate" style:family="paragraph" style:parent-style-name="Text_20_body" style:next-style-name="CR_5f_Status" style:class="text"/>
    <style:style style:name="CR_5f_Submitter" style:display-name="CR_Submitter" style:family="paragraph" style:parent-style-name="Text_20_body" style:class="text"/>
    <style:style style:name="CR_5f_Status" style:display-name="CR_Status" style:family="paragraph" style:parent-style-name="Text_20_body" style:next-style-name="CR_5f_Description" style:class="text">
      <style:text-properties fo:color="#800000"/>
    </style:style>
    <style:style style:name="CR_5f_Description" style:display-name="CR_Description" style:family="paragraph" style:parent-style-name="Text_20_body" style:class="text">
      <style:paragraph-properties fo:background-color="#ffcc99" fo:padding="0.049cm" fo:border="0.002cm solid #000000">
        <style:background-image/>
      </style:paragraph-properties>
    </style:style>
    <style:style style:name="CR_5f_Headline" style:display-name="CR_Headline" style:family="paragraph" style:parent-style-name="Heading_20_1" style:next-style-name="CR_5f_ID" style:class="text">
      <style:text-properties style:text-underline-style="solid" style:text-underline-width="auto" style:text-underline-color="font-color"/>
    </style:style>
    <style:style style:name="CR_5f_Addition" style:display-name="CR_Addition" style:family="paragraph" style:parent-style-name="CR_5f_Description" style:next-style-name="CR_5f_Description" style:class="text">
      <style:text-properties style:text-underline-style="solid" style:text-underline-width="auto" style:text-underline-color="font-color" fo:font-weight="bold"/>
    </style:style>
    <style:style style:name="CR_5f_Resolution" style:display-name="CR_Resolution" style:family="paragraph" style:parent-style-name="Text_20_body" style:class="text">
      <style:paragraph-properties fo:background-color="#94bd5e" fo:padding="0.049cm" fo:border="0.002cm solid #000000"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
  </meta:generator>
    <meta:creation-date>2004-02-27T12:28:36</meta:creation-date>
    <dc:creator>Helmut Steeb</dc:creator>
    <dc:date>2004-06-19T14:13:28</dc:date>
    <meta:editing-cycles>17</meta:editing-cycles>
    <meta:editing-duration>PT1H48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9" meta:character-count="66"/>
  </office:meta>
</office:document-meta>
</file>